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paragraph-rsid="0008827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8827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ce0a7" officeooo:paragraph-rsid="00088278" style:font-size-asian="14pt" style:font-size-complex="14pt"/>
    </style:style>
    <style:style style:name="P4" style:family="paragraph" style:parent-style-name="Standard">
      <style:text-properties style:font-name="Times New Roman" fo:font-size="14pt" officeooo:rsid="00088278" officeooo:paragraph-rsid="00088278" style:font-size-asian="14pt" style:font-size-complex="14pt"/>
    </style:style>
    <style:style style:name="P5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88278" style:font-size-asian="14pt" style:font-size-complex="14pt"/>
    </style:style>
    <style:style style:name="P6" style:family="paragraph" style:parent-style-name="Основной_20_Текст">
      <style:text-properties style:font-name="Times New Roman" fo:font-size="14pt" officeooo:paragraph-rsid="00088278" style:font-size-asian="14pt" style:font-size-complex="14pt"/>
    </style:style>
    <style:style style:name="P7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88278" style:font-size-asian="14pt" style:font-weight-asian="bold" style:font-size-complex="14pt"/>
    </style:style>
    <style:style style:name="P8" style:family="paragraph" style:parent-style-name="Table_20_Contents"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text-properties style:font-name="Times New Roman" fo:font-size="14pt" officeooo:rsid="00095cd9" officeooo:paragraph-rsid="00095cd9" style:font-size-asian="14pt" style:font-size-complex="14pt"/>
    </style:style>
    <style:style style:name="P10" style:family="paragraph" style:parent-style-name="Standard">
      <style:text-properties style:font-name="Times New Roman" fo:font-size="14pt" officeooo:rsid="00088278" officeooo:paragraph-rsid="00095cd9" style:font-size-asian="14pt" style:font-size-complex="14pt"/>
    </style:style>
    <style:style style:name="P11" style:family="paragraph" style:parent-style-name="Основной_20_Текст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88278" style:font-size-asian="14pt" style:font-size-complex="14pt"/>
    </style:style>
    <style:style style:name="P12" style:family="paragraph">
      <loext:graphic-properties draw:fill="none"/>
    </style:style>
    <style:style style:name="T1" style:family="text">
      <style:text-properties officeooo:rsid="00088278"/>
    </style:style>
    <style:style style:name="T2" style:family="text">
      <style:text-properties officeooo:rsid="0014a830"/>
    </style:style>
    <style:style style:name="T3" style:family="text">
      <style:text-properties officeooo:rsid="00095cd9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екоммерческое акционерное общество</text:p>
      <text:p text:style-name="P5">«АЛМАТИНСКИЙ УНИВЕРСИТЕТ ЭНЕРГЕТИКИ И СВЯЗИ»</text:p>
      <text:p text:style-name="P5"/>
      <text:p text:style-name="P5">Кафедра автоматизации и управления</text:p>
      <text:p text:style-name="P5"/>
      <text:p text:style-name="P5"/>
      <text:p text:style-name="P7">ОТЧЕТ </text:p>
      <text:p text:style-name="P7">по лабораторной работе № <text:span text:style-name="T1">4</text:span></text:p>
      <text:p text:style-name="P7"/>
      <text:p text:style-name="P6">По дисциплине: «Программные Средства Систем Автоматизации»</text:p>
      <text:p text:style-name="P6"/>
      <text:p text:style-name="P6">На тему: Основы программирования в MATLAB</text:p>
      <text:p text:style-name="P6"/>
      <text:p text:style-name="P6">Специальность: «Автоматизация и Управление»</text:p>
      <text:p text:style-name="P6"/>
      <text:p text:style-name="P6">Выполнил: <text:span text:style-name="T2">Суворов Р. Е.</text:span> Группа: АУ-18-5 Вариант: <text:span text:style-name="T2">1</text:span></text:p>
      <text:p text:style-name="P6"/>
      <text:p text:style-name="P6">Принял: ассистент магистр Ильясов А.З.</text:p>
      <text:p text:style-name="P6"/>
      <text:p text:style-name="P6"/>
      <text:p text:style-name="P6"/>
      <text:p text:style-name="P6"><draw:custom-shape text:anchor-type="char" draw:z-index="0" draw:style-name="gr1" draw:text-style-name="P12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2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2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2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6"><text:s text:c="3"/>(оценка) <text:s text:c="29"/>(подпись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tab/></text:p>
      <text:p text:style-name="P2">Алматы 2019</text:p>
      <text:p text:style-name="P3"><text:soft-page-break/>Выполнение работы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Func1.m</text:p>
          </table:table-cell>
          <table:table-cell table:style-name="Table2.B1" office:value-type="string">
            <text:p text:style-name="P8">function [cel] = lab4_func1(fahr)</text:p>
            <text:p text:style-name="P8">cel = (fahr-32)*5/9;</text:p>
            <text:p text:style-name="P8">end</text:p>
          </table:table-cell>
        </table:table-row>
        <table:table-row>
          <table:table-cell table:style-name="Table2.A2" office:value-type="string">
            <text:p text:style-name="P9">Func2.m</text:p>
          </table:table-cell>
          <table:table-cell table:style-name="Table2.B2" office:value-type="string">
            <text:p text:style-name="P8">function [value,surf] = value(len,br,dep)</text:p>
            <text:p text:style-name="P8">value = len*br*dep;</text:p>
            <text:p text:style-name="P8">surf = (len*br+br*dep+len*dep)*2;</text:p>
            <text:p text:style-name="P8">end</text:p>
          </table:table-cell>
        </table:table-row>
        <table:table-row>
          <table:table-cell table:style-name="Table2.A2" office:value-type="string">
            <text:p text:style-name="P9">Func3.m</text:p>
          </table:table-cell>
          <table:table-cell table:style-name="Table2.B2" office:value-type="string">
            <text:p text:style-name="P8">function [x1,x2] = quadeq(a,b,c)</text:p>
            <text:p text:style-name="P8">D=b^2-4*a*c;</text:p>
            <text:p text:style-name="P8">x1=(b+sqrt(D))/(2*a);</text:p>
            <text:p text:style-name="P8">x2=(b-sqrt(D))/(2*a);</text:p>
            <text:p text:style-name="P8">end</text:p>
          </table:table-cell>
        </table:table-row>
        <table:table-row>
          <table:table-cell table:style-name="Table2.A2" office:value-type="string">
            <text:p text:style-name="P9">Func4.m</text:p>
          </table:table-cell>
          <table:table-cell table:style-name="Table2.B2" office:value-type="string">
            <text:p text:style-name="P9">function [surf,value] = sphere(r)</text:p>
            <text:p text:style-name="P9"><text:s text:c="4"/>value = 4/3*pi*r.^3;</text:p>
            <text:p text:style-name="P9"><text:s text:c="4"/>surf = 4*pi*r.^2;</text:p>
            <text:p text:style-name="P9">end</text:p>
          </table:table-cell>
        </table:table-row>
        <table:table-row>
          <table:table-cell table:style-name="Table2.A2" office:value-type="string">
            <text:p text:style-name="P9">Script1.m</text:p>
          </table:table-cell>
          <table:table-cell table:style-name="Table2.B2" office:value-type="string">
            <text:p text:style-name="P8">A = round(rand(5)*10);</text:p>
            <text:p text:style-name="P8">B = round(rand(5)*10);</text:p>
            <text:p text:style-name="P8">A*(rand(5,1));</text:p>
            <text:p text:style-name="P8">C = B';</text:p>
            <text:p text:style-name="P8">det(a);</text:p>
          </table:table-cell>
        </table:table-row>
      </table:table>
      <text:p text:style-name="P4"/>
      <text:p text:style-name="P4"/>
      <text:p text:style-name="P4">cd <text:span text:style-name="T3">Laboratory4</text:span></text:p>
      <text:p text:style-name="P4"><text:span text:style-name="T3">Func1</text:span>(212)</text:p>
      <text:p text:style-name="P10"><text:span text:style-name="T3">Func1</text:span>(rand(1,3)*100)</text:p>
      <text:p text:style-name="P10"><text:span text:style-name="T3">Func1</text:span>(rand(3,3)*100)</text:p>
      <text:p text:style-name="P4"/>
      <text:p text:style-name="P10"><text:span text:style-name="T3">Func2</text:span>(3,3,3)</text:p>
      <text:p text:style-name="P4"/>
      <text:p text:style-name="P10">[x1,x2] = <text:span text:style-name="T3">Func3</text:span>(1,1,1)</text:p>
      <text:p text:style-name="P4"/>
      <text:p text:style-name="P10">[value, surf] = <text:span text:style-name="T3">Func4</text:span>(3)</text:p>
      <text:p text:style-name="P4"/>
      <text:p text:style-name="P4">Вывод: Я изучил типы программных файлов и научился ими пользоватьс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02T21:31:25.706313774</dc:date>
    <meta:editing-duration>PT2H32M39S</meta:editing-duration>
    <meta:editing-cycles>2</meta:editing-cycles>
    <meta:document-statistic meta:table-count="1" meta:image-count="0" meta:object-count="0" meta:page-count="2" meta:paragraph-count="49" meta:word-count="134" meta:character-count="1186" meta:non-whitespace-character-count="958"/>
  </office:meta>
</office:document-meta>
</file>